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faf" officeooo:paragraph-rsid="0013efaf"/>
    </style:style>
    <style:style style:name="P2" style:family="paragraph" style:parent-style-name="Standard" style:list-style-name="L1">
      <style:text-properties officeooo:rsid="0013efaf" officeooo:paragraph-rsid="0013efaf"/>
    </style:style>
    <style:style style:name="P3" style:family="paragraph" style:parent-style-name="Standard" style:list-style-name="L3">
      <style:text-properties officeooo:rsid="00150947" officeooo:paragraph-rsid="0016f1bb"/>
    </style:style>
    <style:style style:name="P4" style:family="paragraph" style:parent-style-name="Standard" style:list-style-name="L5">
      <style:text-properties officeooo:rsid="00150947" officeooo:paragraph-rsid="0016f1bb"/>
    </style:style>
    <style:style style:name="P5" style:family="paragraph" style:parent-style-name="Standard">
      <style:text-properties officeooo:rsid="0016f1bb" officeooo:paragraph-rsid="0016f1bb"/>
    </style:style>
    <style:style style:name="P6" style:family="paragraph" style:parent-style-name="Standard" style:list-style-name="L3">
      <style:text-properties officeooo:rsid="0016f1bb" officeooo:paragraph-rsid="0016f1bb"/>
    </style:style>
    <style:style style:name="P7" style:family="paragraph" style:parent-style-name="Standard" style:list-style-name="L5">
      <style:text-properties officeooo:rsid="0016f1bb" officeooo:paragraph-rsid="0016f1bb"/>
    </style:style>
    <style:style style:name="P8" style:family="paragraph" style:parent-style-name="Standard" style:list-style-name="L7">
      <style:text-properties officeooo:rsid="0016f1bb" officeooo:paragraph-rsid="0016f1bb"/>
    </style:style>
    <style:style style:name="P9" style:family="paragraph" style:parent-style-name="Standard" style:list-style-name="L9">
      <style:text-properties officeooo:rsid="0016f1bb" officeooo:paragraph-rsid="0016f1bb"/>
    </style:style>
    <style:style style:name="P10" style:family="paragraph" style:parent-style-name="Standard" style:list-style-name="L3">
      <style:text-properties officeooo:paragraph-rsid="0016f1bb"/>
    </style:style>
    <style:style style:name="P11" style:family="paragraph" style:parent-style-name="Standard" style:list-style-name="L9">
      <style:text-properties officeooo:rsid="00181418" officeooo:paragraph-rsid="00181418"/>
    </style:style>
    <style:style style:name="P12" style:family="paragraph" style:parent-style-name="Standard">
      <style:text-properties officeooo:rsid="00181418" officeooo:paragraph-rsid="00181418"/>
    </style:style>
    <style:style style:name="P13" style:family="paragraph" style:parent-style-name="Standard" style:list-style-name="L10">
      <style:text-properties officeooo:rsid="00181418" officeooo:paragraph-rsid="00181418"/>
    </style:style>
    <style:style style:name="P14" style:family="paragraph" style:parent-style-name="Standard" style:list-style-name="L12">
      <style:text-properties officeooo:rsid="00181418" officeooo:paragraph-rsid="001a382d"/>
    </style:style>
    <style:style style:name="P15" style:family="paragraph" style:parent-style-name="Standard" style:list-style-name="L12">
      <style:text-properties officeooo:rsid="001a382d" officeooo:paragraph-rsid="001a382d"/>
    </style:style>
    <style:style style:name="P16" style:family="paragraph" style:parent-style-name="Standard">
      <style:text-properties officeooo:rsid="001a382d" officeooo:paragraph-rsid="001a382d"/>
    </style:style>
    <style:style style:name="P17" style:family="paragraph" style:parent-style-name="Standard" style:list-style-name="L14">
      <style:text-properties officeooo:rsid="001b93b9" officeooo:paragraph-rsid="001b93b9"/>
    </style:style>
    <style:style style:name="P18" style:family="paragraph" style:parent-style-name="Standard" style:list-style-name="L9">
      <style:text-properties officeooo:rsid="001b93b9" officeooo:paragraph-rsid="001b93b9"/>
    </style:style>
    <style:style style:name="P19" style:family="paragraph" style:parent-style-name="Standard">
      <style:text-properties officeooo:rsid="001b93b9" officeooo:paragraph-rsid="001b93b9"/>
    </style:style>
    <style:style style:name="P20" style:family="paragraph" style:parent-style-name="Standard" style:list-style-name="L15">
      <style:text-properties officeooo:rsid="001b93b9" officeooo:paragraph-rsid="001b93b9"/>
    </style:style>
    <style:style style:name="T1" style:family="text">
      <style:text-properties officeooo:rsid="0015094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094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50947" style:font-weight-asian="normal" style:font-weight-complex="normal"/>
    </style:style>
    <style:style style:name="T6" style:family="text">
      <style:text-properties fo:font-weight="normal" officeooo:rsid="0016f1bb" style:font-weight-asian="normal" style:font-weight-complex="normal"/>
    </style:style>
    <style:style style:name="T7" style:family="text">
      <style:text-properties fo:font-weight="normal" officeooo:rsid="00181418" style:font-weight-asian="normal" style:font-weight-complex="normal"/>
    </style:style>
    <style:style style:name="T8" style:family="text">
      <style:text-properties fo:font-weight="normal" officeooo:rsid="00199291" style:font-weight-asian="normal" style:font-weight-complex="normal"/>
    </style:style>
    <style:style style:name="T9" style:family="text">
      <style:text-properties fo:font-weight="normal" officeooo:rsid="001b93b9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S 2 pipeline for yolo inference:<text:line-break/><text:line-break/>alternative:</text:p>
      <text:p text:style-name="P1"/>
      <text:list xml:id="list2702183950" text:style-name="L1">
        <text:list-item>
          <text:p text:style-name="P2">Utilizziamo isaac_ros:</text:p>
        </text:list-item>
      </text:list>
      <text:p text:style-name="P1"><text:tab/></text:p>
      <text:p text:style-name="P1"><text:tab/><text:span text:style-name="T1">La pipeline diventa la seguente</text:span>:</text:p>
      <text:p text:style-name="P1"/>
      <text:list xml:id="list1815674958" text:style-name="L3">
        <text:list-item>
          <text:p text:style-name="P10"><text:span text:style-name="T1">real_world → </text:span><text:span text:style-name="T3">Camera sdk + ros_wrapper</text:span><text:span text:style-name="T1">→ sensor_msgs/Image</text:span></text:p>
        </text:list-item>
        <text:list-item>
          <text:p text:style-name="P3">sensor_msgs/Image → <text:span text:style-name="T2">isaac_ros_image_proc</text:span> → sensor_msgs/Image</text:p>
        </text:list-item>
        <text:list-item>
          <text:p text:style-name="P6">sensor_msgs/Image → <text:span text:style-name="T2">isaac_ros_dnn_image_encoder → </text:span><text:span text:style-name="T4">TensorList</text:span></text:p>
        </text:list-item>
        <text:list-item>
          <text:p text:style-name="P6"><text:span text:style-name="T4">TensorList → </text:span><text:span text:style-name="T2">isaac_ros_tensor_rt → </text:span><text:span text:style-name="T4">TensorList</text:span></text:p>
        </text:list-item>
        <text:list-item>
          <text:p text:style-name="P6"><text:span text:style-name="T4">TensorList → </text:span><text:span text:style-name="T2">isaac_ros_yolov8 </text:span><text:span text:style-name="T4">→ vision_msgs/Detection2DArray </text:span></text:p>
        </text:list-item>
      </text:list>
      <text:p text:style-name="P5"><text:span text:style-name="T4"><text:tab/></text:span></text:p>
      <text:p text:style-name="P5"><text:span text:style-name="T4"><text:tab/>Spiegazione:</text:span></text:p>
      <text:p text:style-name="P5"><text:span text:style-name="T4"><text:tab/></text:span></text:p>
      <text:list xml:id="list523254330" text:style-name="L5">
        <text:list-item>
          <text:p text:style-name="P7"><text:span text:style-name="T3">Camera sdk + ros_wrapper </text:span><text:span text:style-name="T5">: </text:span><text:span text:style-name="T4">prende I dati dalle camere e le trasforma in messaggi ros</text:span></text:p>
        </text:list-item>
        <text:list-item>
          <text:p text:style-name="P4"><text:span text:style-name="T2">isaac_ros_image_proc </text:span><text:span text:style-name="T4">: </text:span><text:span text:style-name="T6">prende le immagini e applica il preprocessing</text:span></text:p>
        </text:list-item>
        <text:list-item>
          <text:p text:style-name="P7"><text:span text:style-name="T2">isaac_ros_dnn_image_encoder </text:span><text:span text:style-name="T4">: prende le immagini e le transforma in tensori</text:span></text:p>
        </text:list-item>
        <text:list-item>
          <text:p text:style-name="P7"><text:span text:style-name="T2">isaac_ros_tensor_rt </text:span><text:span text:style-name="T4">: fa inference tramite il modello </text:span></text:p>
        </text:list-item>
        <text:list-item>
          <text:p text:style-name="P7"><text:span text:style-name="T2">isaac_ros_yolov8 </text:span><text:span text:style-name="T4">: prende l’output del modello (yolov8) e lo trasforma in un messaggio ros</text:span></text:p>
        </text:list-item>
      </text:list>
      <text:p text:style-name="P5"><text:span text:style-name="T4"/></text:p>
      <text:p text:style-name="P5"><text:span text:style-name="T4"><text:tab/>Pro: </text:span></text:p>
      <text:p text:style-name="P5"><text:span text:style-name="T4"><text:tab/></text:span></text:p>
      <text:list xml:id="list2911288815" text:style-name="L7">
        <text:list-item>
          <text:p text:style-name="P8"><text:span text:style-name="T4">Tutto è in c++</text:span></text:p>
        </text:list-item>
        <text:list-item>
          <text:p text:style-name="P8"><text:span text:style-name="T4">Possiamo scaricare </text:span><text:span text:style-name="T9">e </text:span><text:span text:style-name="T4">utilizzare il docker di isaac_ros_common per fare il deployment</text:span></text:p>
        </text:list-item>
        <text:list-item>
          <text:p text:style-name="P8"><text:span text:style-name="T4">Tutto è ottimizzato per girare su piattaforme NVIDIA</text:span></text:p>
        </text:list-item>
        <text:list-item>
          <text:p text:style-name="P8"><text:span text:style-name="T4">Teoricamente non dovremmo mettere mano ad una riga di codice ma solo configurare </text:span><text:span text:style-name="T7">I pacchetti nel modo giusto</text:span></text:p>
        </text:list-item>
      </text:list>
      <text:p text:style-name="P5"><text:span text:style-name="T4"/></text:p>
      <text:p text:style-name="P5"><text:span text:style-name="T4"><text:tab/>Contro:</text:span></text:p>
      <text:p text:style-name="P5"><text:span text:style-name="T4"><text:tab/></text:span></text:p>
      <text:list xml:id="list1673575479" text:style-name="L9">
        <text:list-item>
          <text:p text:style-name="P9"><text:span text:style-name="T4">Bisogna capire come funziona la comunicazione da dentro a fuori dal docker</text:span></text:p>
        </text:list-item>
        <text:list-item>
          <text:p text:style-name="P9"><text:span text:style-name="T4">Ci sono un sacco di pacchetti da guardare e configurare nel modo corretto</text:span></text:p>
        </text:list-item>
        <text:list-item>
          <text:p text:style-name="P11"><text:span text:style-name="T4">Potremmo trovarci a fare tutta questa roba per poi renderci conto che </text:span><text:span text:style-name="T8">gira troppo lentamente</text:span></text:p>
        </text:list-item>
        <text:list-item>
          <text:p text:style-name="P18"><text:span text:style-name="T8">N</text:span><text:span text:style-name="T4">on supporta nativamente le immagini stereo, nel senso che lui prende un immagine da un topic solo, non prende due topic di immagini e poi le sincronizza come fa ora la tkdnn</text:span></text:p>
        </text:list-item>
      </text:list>
      <text:p text:style-name="P12"><text:span text:style-name="T4"/></text:p>
      <text:p text:style-name="P12"><text:span text:style-name="T4"/></text:p>
      <text:list xml:id="list2943715183" text:style-name="L10">
        <text:list-item>
          <text:p text:style-name="P13"><text:span text:style-name="T4">Utilizziamo </text:span><text:a xlink:type="simple" xlink:href="https://github.com/mgonzs13/yolo_ros" text:style-name="Internet_20_link" text:visited-style-name="Visited_20_Internet_20_Link"><text:span text:style-name="T4">yolo_ros</text:span></text:a><text:span text:style-name="T4">:</text:span></text:p>
        </text:list-item>
      </text:list>
      <text:p text:style-name="P12"><text:span text:style-name="T4"><text:tab/></text:span></text:p>
      <text:p text:style-name="P12"><text:span text:style-name="T4"><text:tab/>La pipeline diventa la seguente:</text:span></text:p>
      <text:p text:style-name="P12"><text:span text:style-name="T4"/></text:p>
      <text:list xml:id="list2250067105" text:style-name="L12">
        <text:list-item>
          <text:p text:style-name="P14"><text:span text:style-name="T5">real_world → </text:span><text:span text:style-name="T3">Camera sdk + ros_wrapper</text:span><text:span text:style-name="T5">→ sensor_msgs/Image</text:span></text:p>
        </text:list-item>
        <text:list-item>
          <text:p text:style-name="P15"><text:span text:style-name="T5">s</text:span><text:span text:style-name="T4">ensor_msgs/Image → </text:span><text:span text:style-name="T2">yolo_ros </text:span><text:span text:style-name="T4">→ </text:span><text:span text:style-name="T9">DetectionArray (occhio che è un messaggio custom)</text:span></text:p>
        </text:list-item>
      </text:list>
      <text:p text:style-name="P16"><text:span text:style-name="T9"/></text:p>
      <text:p text:style-name="P16"><text:span text:style-name="T9"><text:tab/>Pro:</text:span></text:p>
      <text:p text:style-name="P16"><text:span text:style-name="T9"/></text:p>
      <text:list xml:id="list4251044973" text:style-name="L14">
        <text:list-item>
          <text:p text:style-name="P17"><text:span text:style-name="T4">é un nodo tutto in uno</text:span></text:p>
        </text:list-item>
        <text:list-item>
          <text:p text:style-name="P17"><text:span text:style-name="T4">possiamo utilizzare il suo docker </text:span></text:p>
        </text:list-item>
        <text:list-item>
          <text:p text:style-name="P17"><text:soft-page-break/><text:span text:style-name="T4">è super configurabile</text:span></text:p>
        </text:list-item>
        <text:list-item>
          <text:p text:style-name="P17"><text:span text:style-name="T4">se ci dobbiamo mettere mano sicuramente è più facile che andare a mettere mano a isaac_ros</text:span></text:p>
        </text:list-item>
      </text:list>
      <text:p text:style-name="P19"><text:span text:style-name="T4"/></text:p>
      <text:p text:style-name="P19"><text:span text:style-name="T4"><text:tab/>Contro:</text:span></text:p>
      <text:p text:style-name="P19"><text:span text:style-name="T4"><text:tab/></text:span></text:p>
      <text:list xml:id="list780316256" text:style-name="L15">
        <text:list-item>
          <text:p text:style-name="P20"><text:span text:style-name="T4">è scritto tutto in python ma potrebbe non essere questo grosso problema se utilizziamo il docker</text:span></text:p>
        </text:list-item>
        <text:list-item>
          <text:p text:style-name="P20"><text:span text:style-name="T4">non supporta le immagini stereo ma non dovrebbe essere impossibile metterci mano, basta aggiungere una callback delle immagini, sincronizzarle e fare inference su entrambe, come fa adesso la tkdnn</text:span></text:p>
        </text:list-item>
        <text:list-item>
          <text:p text:style-name="P20"><text:span text:style-name="T4">bisogna smanettare un po’ perchè ha una miriade di configurazioni possibili diverse</text:span></text:p>
        </text:list-item>
        <text:list-item>
          <text:p text:style-name="P20"><text:span text:style-name="T4">butta fuori dei messaggi custom quindi bisogna capire cosa sono</text:span></text:p>
        </text:list-item>
      </text:list>
      <text:p text:style-name="P12"><text:span text:style-name="T4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4T17:39:20.299603091</meta:creation-date>
    <dc:date>2025-05-04T19:56:57.039697673</dc:date>
    <meta:editing-duration>PT9M39S</meta:editing-duration>
    <meta:editing-cycles>1</meta:editing-cycles>
    <meta:document-statistic meta:table-count="0" meta:image-count="0" meta:object-count="0" meta:page-count="2" meta:paragraph-count="46" meta:word-count="368" meta:character-count="2330" meta:non-whitespace-character-count="2010"/>
    <meta:generator>LibreOffice/7.3.7.2$Linux_X86_64 LibreOffice_project/30$Build-2</meta:generator>
  </office:meta>
</office:document-meta>
</file>